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fo:font-family="'Times New Roman'" style:font-family-generic="roman" style:font-pitch="variable" fo:font-size="60pt" fo:font-weight="bold"/>
    </style:style>
    <style:style style:name="P2" style:family="paragraph">
      <style:paragraph-properties fo:margin-left="0.6cm" fo:margin-right="0cm" fo:text-indent="-0.6cm"/>
      <style:text-properties fo:font-size="20pt"/>
    </style:style>
    <style:style style:name="T1" style:family="text">
      <style:text-properties fo:font-family="'Times New Roman'" style:font-family-generic="roman" style:font-pitch="variable" fo:font-size="60pt" fo:font-weight="bold"/>
    </style:style>
    <style:style style:name="T2" style:family="text">
      <style:text-properties fo:font-family="'Times New Roman'" style:font-family-generic="roman" style:font-pitch="variable" fo:font-size="6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1">Twój krzyż,</text:span><text:span text:style-name="T1"><text:line-break/></text:span><text:span text:style-name="T1">Jego ramiona mnie oplatają</text:span><text:span text:style-name="T1"><text:line-break/></text:span><text:span text:style-name="T1">Twój krzyż</text:span><text:span text:style-name="T1"><text:line-break/></text:span><text:span text:style-name="T1">prosty drewniany,</text:span><text:span text:style-name="T1"><text:line-break/></text:span><text:span text:style-name="T1">a jakże wielki</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W Jego wnętrzu</text:span><text:span text:style-name="T1"><text:line-break/></text:span><text:span text:style-name="T1">mała monstrancja</text:span><text:span text:style-name="T1"><text:line-break/></text:span><text:span text:style-name="T1">Twoje Ciało</text:span><text:span text:style-name="T1"><text:line-break/></text:span><text:span text:style-name="T1">i pięć stróżek krwi</text:span><text:span text:style-name="T1"><text:line-break/></text:span><text:span text:style-name="T1">błogosłaiw ziemię.</text:span><text:span text:style-name="T1"><text:line-break/></text:span><text:span text:style-name="T1">Naucz mnie umierać.</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2"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1">Duchu przyjdź,</text:span><text:span text:style-name="T1"><text:line-break/></text:span><text:span text:style-name="T1">Duchu przyjdź,</text:span><text:span text:style-name="T1"><text:line-break/></text:span><text:span text:style-name="T1">o Duchu Święty przyjdź /x2</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2" draw:layer="layout" svg:width="16.799cm" svg:height="13.365cm" svg:x="2.1cm" svg:y="14.106cm" presentation:class="notes" presentation:placeholder="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1">Pewnego dnia</text:span><text:span text:style-name="T1"><text:line-break/></text:span><text:span text:style-name="T1">objęły mnie ramiona krzyża</text:span><text:span text:style-name="T1"><text:line-break/></text:span><text:span text:style-name="T1">Przytuliły mnie mocno</text:span><text:span text:style-name="T1"><text:line-break/></text:span><text:span text:style-name="T1">do Twojego serca</text:span><text:span text:style-name="T1"><text:line-break/></text:span><text:span text:style-name="T1">I ujrzałem</text:span><text:span text:style-name="T1"><text:line-break/></text:span><text:span text:style-name="T1">w każdym upadku moim</text:span><text:span text:style-name="T1"><text:line-break/></text:span><text:span text:style-name="T1">płomień miłosierdzia</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2"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A w każdym powstaniu</text:span><text:span text:style-name="T1"><text:line-break/></text:span><text:span text:style-name="T2">zwycięstwo nadziei</text:span><text:span text:style-name="T2"><text:line-break/></text:span><text:span text:style-name="T2">Że jedna kropla</text:span><text:span text:style-name="T2"><text:line-break/></text:span><text:span text:style-name="T2">Krwi Twojej</text:span><text:span text:style-name="T2"><text:line-break/></text:span><text:span text:style-name="T2"><text:line-break/></text:span><text:span text:style-name="T2">Spadając na mą pustynię</text:span><text:span text:style-name="T2"><text:line-break/></text:span><text:span text:style-name="T2">Zrodzi szaleństwo</text:span><text:span text:style-name="T2"><text:line-break/></text:span><text:span text:style-name="T2">zielonej miłości /x2</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2" draw:layer="layout" svg:width="16.799cm" svg:height="13.365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4-11T17:29:47</meta:creation-date>
    <dc:creator>Rafał Talacha</dc:creator>
    <dc:date>2009-02-01T13:15:29</dc:date>
    <dc:language>en-US</dc:language>
    <meta:editing-cycles>8</meta:editing-cycles>
    <meta:editing-duration>PT40M29S</meta:editing-duration>
    <meta:user-defined meta:name="Info 1"/>
    <meta:user-defined meta:name="Info 2"/>
    <meta:user-defined meta:name="Info 3"/>
    <meta:user-defined meta:name="Info 4"/>
    <meta:document-statistic meta:object-count="30"/>
  </office:meta>
</office:document-meta>
</file>